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11af" officeooo:paragraph-rsid="001311af"/>
    </style:style>
    <style:style style:name="P2" style:family="paragraph" style:parent-style-name="Standard">
      <style:text-properties officeooo:rsid="00148683" officeooo:paragraph-rsid="00148683"/>
    </style:style>
    <style:style style:name="P3" style:family="paragraph" style:parent-style-name="Standard">
      <style:text-properties officeooo:rsid="0019dfd0" officeooo:paragraph-rsid="0019dfd0"/>
    </style:style>
    <style:style style:name="P4" style:family="paragraph" style:parent-style-name="Standard">
      <style:text-properties officeooo:rsid="001b4f75" officeooo:paragraph-rsid="001b4f75"/>
    </style:style>
    <style:style style:name="P5" style:family="paragraph" style:parent-style-name="Standard">
      <style:text-properties officeooo:rsid="001edaba" officeooo:paragraph-rsid="001edaba"/>
    </style:style>
    <style:style style:name="P6" style:family="paragraph" style:parent-style-name="Standard">
      <style:text-properties officeooo:rsid="001f0169" officeooo:paragraph-rsid="001f0169"/>
    </style:style>
    <style:style style:name="P7" style:family="paragraph" style:parent-style-name="Standard">
      <style:text-properties officeooo:rsid="0021cf19" officeooo:paragraph-rsid="0021cf19"/>
    </style:style>
    <style:style style:name="P8" style:family="paragraph" style:parent-style-name="Standard">
      <style:text-properties officeooo:rsid="002b9b3e" officeooo:paragraph-rsid="002b9b3e"/>
    </style:style>
    <style:style style:name="P9" style:family="paragraph" style:parent-style-name="Standard">
      <style:text-properties officeooo:rsid="002ce769" officeooo:paragraph-rsid="0030a60d"/>
    </style:style>
    <style:style style:name="P10" style:family="paragraph" style:parent-style-name="Standard">
      <style:text-properties officeooo:rsid="0034d4ca" officeooo:paragraph-rsid="0034d4ca"/>
    </style:style>
    <style:style style:name="P11" style:family="paragraph" style:parent-style-name="Standard">
      <style:text-properties officeooo:rsid="003565a8" officeooo:paragraph-rsid="003565a8"/>
    </style:style>
    <style:style style:name="P12" style:family="paragraph" style:parent-style-name="Standard">
      <style:text-properties officeooo:rsid="003a8000" officeooo:paragraph-rsid="003d22d0"/>
    </style:style>
    <style:style style:name="P13" style:family="paragraph" style:parent-style-name="Standard">
      <style:text-properties officeooo:rsid="003a8000" officeooo:paragraph-rsid="003da7a9"/>
    </style:style>
    <style:style style:name="P14" style:family="paragraph" style:parent-style-name="Standard">
      <style:text-properties officeooo:rsid="003f1715" officeooo:paragraph-rsid="003f1715"/>
    </style:style>
    <style:style style:name="P15" style:family="paragraph" style:parent-style-name="Standard">
      <style:text-properties officeooo:rsid="0045e4e3" officeooo:paragraph-rsid="0045e4e3"/>
    </style:style>
    <style:style style:name="P16" style:family="paragraph" style:parent-style-name="Standard">
      <style:text-properties officeooo:rsid="0048e667" officeooo:paragraph-rsid="0048e667"/>
    </style:style>
    <style:style style:name="P17" style:family="paragraph" style:parent-style-name="Standard">
      <style:text-properties officeooo:rsid="004a4d96" officeooo:paragraph-rsid="004a4d96"/>
    </style:style>
    <style:style style:name="P18" style:family="paragraph" style:parent-style-name="Standard">
      <style:text-properties officeooo:rsid="004e3406" officeooo:paragraph-rsid="004e3406"/>
    </style:style>
    <style:style style:name="P19" style:family="paragraph" style:parent-style-name="Standard">
      <style:text-properties officeooo:rsid="004fd5fd" officeooo:paragraph-rsid="004fd5fd"/>
    </style:style>
    <style:style style:name="P20" style:family="paragraph" style:parent-style-name="Text_20_body" style:list-style-name="L1"/>
    <style:style style:name="P21" style:family="paragraph" style:parent-style-name="Text_20_body">
      <style:text-properties officeooo:paragraph-rsid="0016ba27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48683"/>
    </style:style>
    <style:style style:name="T2" style:family="text">
      <style:text-properties officeooo:rsid="001c898f"/>
    </style:style>
    <style:style style:name="T3" style:family="text">
      <style:text-properties officeooo:rsid="001ccff9"/>
    </style:style>
    <style:style style:name="T4" style:family="text">
      <style:text-properties officeooo:rsid="001ec82c"/>
    </style:style>
    <style:style style:name="T5" style:family="text">
      <style:text-properties officeooo:rsid="002015c5"/>
    </style:style>
    <style:style style:name="T6" style:family="text">
      <style:text-properties officeooo:rsid="00241fd7"/>
    </style:style>
    <style:style style:name="T7" style:family="text">
      <style:text-properties officeooo:rsid="002daa13"/>
    </style:style>
    <style:style style:name="T8" style:family="text">
      <style:text-properties officeooo:rsid="00365da3"/>
    </style:style>
    <style:style style:name="T9" style:family="text">
      <style:text-properties officeooo:rsid="003d22d0"/>
    </style:style>
    <style:style style:name="T10" style:family="text">
      <style:text-properties officeooo:rsid="00413315"/>
    </style:style>
    <style:style style:name="T11" style:family="text">
      <style:text-properties officeooo:rsid="0047393d"/>
    </style:style>
    <style:style style:name="T12" style:family="text">
      <style:text-properties officeooo:rsid="0049f218"/>
    </style:style>
    <style:style style:name="T13" style:family="text">
      <style:text-properties officeooo:rsid="004ad54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/ CSS. </text:p>
      <text:p text:style-name="P1"/>
      <text:p text:style-name="P2">Les framewo<text:span text:style-name="T3">r</text:span>ks frontend de CSS. </text:p>
      <text:p text:style-name="P2"/>
      <text:p text:style-name="P21"><text:span text:style-name="T1">Donner les moyens de proto-typer graphiquement une application web rapidement </text:span></text:p>
      <text:p text:style-name="P21">Comprendre les notions de </text:p>
      <text:list xml:id="list1645471213" text:style-name="L1">
        <text:list-item>
          <text:list>
            <text:list-item>
              <text:p text:style-name="P22">frameworks, </text:p>
            </text:list-item>
            <text:list-item>
              <text:p text:style-name="P22">front-end, </text:p>
            </text:list-item>
            <text:list-item>
              <text:p text:style-name="P20">back-end .</text:p>
            </text:list-item>
          </text:list>
        </text:list-item>
      </text:list>
      <text:p text:style-name="P3">Développement web : développeur front-end pour la visualisation des contenus (HMTL, JavaScript, CSS) et développeur back-end avec la base de données. </text:p>
      <text:p text:style-name="P3"/>
      <text:p text:style-name="P4">Ajd HTML5 <text:span text:style-name="T4">(structure page)</text:span>, CSS3 <text:span text:style-name="T4">(styles)</text:span>, JavaScript ES7 (E<text:span text:style-name="T2">c</text:span>maScript) <text:span text:style-name="T4">(interaction avec la page)</text:span>. <text:span text:style-name="T4">XML et XSL pour quelques cas mais pour les applications web, privilégier les 3 autres. </text:span></text:p>
      <text:p text:style-name="P4"/>
      <text:p text:style-name="P5">WYSIWYG (What you see is what you get). </text:p>
      <text:p text:style-name="P5"/>
      <text:p text:style-name="P6">Framework : cadriciel en français. <text:span text:style-name="T5">Ensemble de composants permettant de développer rapidement l’architecture d’un site web. Éléments basiques ou essentiel mais à la différence des librairies, les frameworks sont très large. </text:span></text:p>
      <text:p text:style-name="P7">Les fonctions ne feront sens que dans l’application, il faut donc les documenter. </text:p>
      <text:p text:style-name="P7">EX : les légo sont des frameworks. </text:p>
      <text:p text:style-name="P7"/>
      <text:p text:style-name="P7"><text:span text:style-name="Strong_20_Emphasis">Défaut</text:span> : il conditionne le résultat final (forme, architecture : <text:span text:style-name="T6">un BB8 légo ne sera jamais rond</text:span>) <text:span text:style-name="Strong_20_Emphasis">Avantage</text:span> : Il permet de développer très rapidement les bases d'une application.</text:p>
      <text:p text:style-name="P7"/>
      <text:p text:style-name="P7">BLONDIN Alexis, "Introduction aux frameworks front-end (Bootstrap, Foundation)", <text:span text:style-name="Emphasis">AltiCreations</text:span>, <text:a xlink:type="simple" xlink:href="https://www.alticreation.com/bootstrap-foundation-frameworks-front-end/" text:style-name="Internet_20_link" text:visited-style-name="Visited_20_Internet_20_Link">https://www.alticreation.com/bootstrap-foundation-frameworks-front-end/</text:a></text:p>
      <text:p text:style-name="P7"/>
      <text:p text:style-name="P7">Snippet = Morceau de Code.</text:p>
      <text:p text:style-name="P7"/>
      <text:p text:style-name="P8">Framework front-end : CSS et du JavaScrip.</text:p>
      <text:p text:style-name="P8"/>
      <text:p text:style-name="P9">4 besoins ; typographie et effet de style + <text:span text:style-name="T7">l’agencement (layout), le découpage en cadre de la page + adaptativité du layout + composant qui permettent de spécialiser les formulaires de base + widget (menu interactif). </text:span></text:p>
      <text:p text:style-name="P9"/>
      <text:p text:style-name="P10">SASS et LESS. </text:p>
      <text:p text:style-name="P11">Fichier en .scss ou en .less, langage très proche de CSS et apporte des nouvelles fonctionnalités : importer des fichiers de façon simplifiée. <text:span text:style-name="T8">On compile SASS via une application spéciale qui donne du CSS. Gestion de la hiérarchie. </text:span></text:p>
      <text:p text:style-name="P11"/>
      <text:p text:style-name="P12">Avantage des framework frontend : </text:p>
      <text:p text:style-name="P12"><text:span text:style-name="T9">- gain de temps, </text:span></text:p>
      <text:p text:style-name="P13"><text:span text:style-name="T9">- standardisation et performances,</text:span></text:p>
      <text:p text:style-name="P12"><text:span text:style-name="T9">- évolutivités et mises à jours,</text:span></text:p>
      <text:p text:style-name="P12"><text:span text:style-name="T9">- gratuit et libre,</text:span></text:p>
      <text:p text:style-name="P12"><text:span text:style-name="T9">- fiabilité.</text:span></text:p>
      <text:p text:style-name="P12"/>
      <text:p text:style-name="P14">Défaut de framework front-end. </text:p>
      <text:p text:style-name="Standard"><text:soft-page-break/>Des sites qui se ressemblent :</text:p>
      <text:p text:style-name="Standard"><text:span text:style-name="T10">- </text:span>Du code unitilisé qui alourdit les pages ,</text:p>
      <text:p text:style-name="Standard"><text:span text:style-name="T10">- </text:span>Nécessité de modifier ou ajouter du code ,</text:p>
      <text:p text:style-name="Standard"><text:span text:style-name="T10">- </text:span>Modifier ou adapter le code originel du framework peut être long voire laborieux ,</text:p>
      <text:p text:style-name="Standard"><text:span text:style-name="T10">- </text:span>Risque de conflits avec d'autres bibliothèques ou plugins. </text:p>
      <text:p text:style-name="P15">Xml svg : dessin vectoriel en XML, <text:span text:style-name="T11">pas de pixelisation à l’agrandissement.</text:span></text:p>
      <text:p text:style-name="P15"/>
      <text:p text:style-name="P16">Toujours télécharger les fichiers en CSS ou en LESS sur notre machine car en cas de pépin, on ne perd pas l’exemple. <text:span text:style-name="T12">On peut aussi le prendre sur le Cloud mais on ne peut pas savoir ce que font les développeurs de ces services gratuits avec les données utilisateurs. </text:span></text:p>
      <text:p text:style-name="P16"/>
      <text:p text:style-name="P17">&lt;div class= container&gt;</text:p>
      <text:p text:style-name="P17"><text:tab/>&lt;div class=row&gt;</text:p>
      <text:p text:style-name="P17"><text:tab/><text:tab/>&lt;div class=col-3&gt;3&lt;/div&gt;</text:p>
      <text:p text:style-name="P17"><text:tab/><text:tab/>&lt;div class=col-9&gt;9&lt;/div&gt;</text:p>
      <text:p text:style-name="P17"><text:tab/>&lt;/div&gt;</text:p>
      <text:p text:style-name="P17"><text:tab/>&lt;div class=row&gt;</text:p>
      <text:p text:style-name="P17"><text:tab/><text:tab/>&lt;div class=col-4&gt;4&lt;/div&gt;</text:p>
      <text:p text:style-name="P17"><text:tab/><text:tab/>&lt;div class=col-4&gt;4&lt;/div&gt;</text:p>
      <text:p text:style-name="P17"><text:tab/><text:tab/>&lt;div class=col-4&gt;4&lt;/div&gt;</text:p>
      <text:p text:style-name="P17"><text:tab/>&lt;/div&gt;</text:p>
      <text:p text:style-name="P17"><text:tab/>&lt;div class=row&gt;</text:p>
      <text:p text:style-name="P17"><text:tab/><text:tab/>&lt;div class=col-<text:span text:style-name="T13">12</text:span>&gt;<text:span text:style-name="T13">12</text:span>&lt;/div&gt;</text:p>
      <text:p text:style-name="P17"><text:tab/>&lt;/div&gt;</text:p>
      <text:p text:style-name="P18">&lt;/div&gt;</text:p>
      <text:p text:style-name="P18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2:18:58.689503903</meta:creation-date>
    <dc:date>2019-01-28T14:26:07.093624800</dc:date>
    <meta:editing-duration>PT1H46M8S</meta:editing-duration>
    <meta:editing-cycles>54</meta:editing-cycles>
    <meta:generator>LibreOffice/5.3.7.2$MacOSX_X86_64 LibreOffice_project/6b8ed514a9f8b44d37a1b96673cbbdd077e24059</meta:generator>
    <meta:document-statistic meta:table-count="0" meta:image-count="0" meta:object-count="0" meta:page-count="2" meta:paragraph-count="48" meta:word-count="428" meta:character-count="2816" meta:non-whitespace-character-count="2401"/>
  </office:meta>
</office:document-meta>
</file>